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i implementacja aplikacji internetowej wspomagającej przeprowadzki z wykorzystaniem narzędzi języka Python</text:p>
      <text:p text:style-name="P1"/>
      <text:p text:style-name="P2">Streszczenie</text:p>
      <text:p text:style-name="P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3"><text:tab/>W niniejszej pracy zawarty jest przegląd podobnych serwisów internetowych lub aplikacji mobilnych oraz specyfikację wykorzystanych technologii oraz języków programowania.</text:p>
      <text:p text:style-name="P3"><text:tab/>Projekt został szczegółowo zilustrowany w postaci wykresów oraz diagramów, a implementacja została przedstawiona poprzez kody źródłowe oraz zrzuty ekranów poszczególnych funkcjonalności.</text:p>
      <text:p text:style-name="P3"/>
      <text:p text:style-name="P2">Słowa kluczowe:</text:p>
      <text:list xml:id="list6732347037508435926" text:style-name="L1">
        <text:list-item>
          <text:p text:style-name="P4">Aplikacja internetowa</text:p>
        </text:list-item>
        <text:list-item>
          <text:p text:style-name="P4">Python</text:p>
        </text:list-item>
        <text:list-item>
          <text:p text:style-name="P4">Django</text:p>
        </text:list-item>
        <text:list-item>
          <text:p text:style-name="P4">Bootstrap</text:p>
        </text:list-item>
        <text:list-item>
          <text:p text:style-name="P4">SQLite</text:p>
        </text:list-item>
        <text:list-item>
          <text:p text:style-name="P4">Google Maps<text:tab/></text:p>
        </text:list-item>
      </text:list>
      <text:p text:style-name="P3"/>
      <text:p text:style-name="P5"/>
      <text:p text:style-name="P5"/>
      <text:p text:style-name="P1">Project and implementation of relocation supporting web application<text:line-break/>using Python language utilities</text:p>
      <text:p text:style-name="P1"/>
      <text:p text:style-name="P2">Summary</text:p>
      <text:p text:style-name="P3"><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3"><text:tab/>Present work contains review of similar web services and mobile app and specification of used technologies and programming languages.</text:p>
      <text:p text:style-name="P3"><text:tab/>Project was detailed ilustrated in the form of charts and diagrams and implementation was presented by source codes and screenshoots each functionalities.</text:p>
      <text:p text:style-name="P3"/>
      <text:p text:style-name="P2">Keywords:</text:p>
      <text:list xml:id="list21518277" text:continue-numbering="true" text:style-name="L1">
        <text:list-item>
          <text:p text:style-name="P4">Web application</text:p>
        </text:list-item>
        <text:list-item>
          <text:p text:style-name="P4">Python</text:p>
        </text:list-item>
        <text:list-item>
          <text:p text:style-name="P4">Django</text:p>
        </text:list-item>
        <text:list-item>
          <text:p text:style-name="P4">Bootstrap</text:p>
        </text:list-item>
        <text:list-item>
          <text:p text:style-name="P4">SQLite</text:p>
        </text:list-item>
        <text:list-item>
          <text:p text:style-name="P4">Google Maps<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6M7S</meta:editing-duration>
    <meta:editing-cycles>14</meta:editing-cycles>
    <meta:generator>OpenOffice/4.1.6$Win32 OpenOffice.org_project/416m1$Build-9790</meta:generator>
    <dc:date>2019-10-23T01:31:48.95</dc:date>
    <dc:creator>Mateusz Godlewski</dc:creator>
    <meta:document-statistic meta:table-count="0" meta:image-count="0" meta:object-count="0" meta:page-count="1" meta:paragraph-count="24" meta:word-count="210" meta:character-count="1618"/>
    <meta:user-defined meta:name="Info 1"/>
    <meta:user-defined meta:name="Info 2"/>
    <meta:user-defined meta:name="Info 3"/>
    <meta:user-defined meta:name="Info 4"/>
  </office:meta>
</office:document-meta>
</file>